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D4" style:family="table-cell" style:data-style-name="N0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4" style:family="table-cell" style:data-style-name="N11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8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9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0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1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2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style:font-size-asian="11pt" style:font-size-complex="11pt"/>
    </style:style>
    <style:style style:name="P11" style:family="paragraph" style:parent-style-name="Standard">
      <style:text-properties officeooo:paragraph-rsid="0008c8f1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4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5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18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0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1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2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6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7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29" style:family="paragraph" style:parent-style-name="Table_20_Contents">
      <style:text-properties fo:font-size="11pt" officeooo:rsid="00233bb9" officeooo:paragraph-rsid="001d305d" style:font-size-asian="11pt" style:font-size-complex="11pt"/>
    </style:style>
    <style:style style:name="P30" style:family="paragraph" style:parent-style-name="Table_20_Contents">
      <style:text-properties fo:font-size="11pt" officeooo:rsid="00233bb9" officeooo:paragraph-rsid="00207608" style:font-size-asian="11pt" style:font-size-complex="11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  <style:style style:name="T6" style:family="text">
      <style:text-properties officeooo:rsid="0010710e"/>
    </style:style>
    <style:style style:name="T7" style:family="text">
      <style:text-properties officeooo:rsid="0010f6b0"/>
    </style:style>
    <style:style style:name="T8" style:family="text">
      <style:text-properties officeooo:rsid="0013a1bf"/>
    </style:style>
    <style:style style:name="T9" style:family="text">
      <style:text-properties officeooo:rsid="00198021"/>
    </style:style>
    <style:style style:name="T10" style:family="text">
      <style:text-properties officeooo:rsid="001afbd3"/>
    </style:style>
    <style:style style:name="T11" style:family="text">
      <style:text-properties officeooo:rsid="001b78c9"/>
    </style:style>
    <style:style style:name="T12" style:family="text">
      <style:text-properties officeooo:rsid="001d305d"/>
    </style:style>
    <style:style style:name="T13" style:family="text">
      <style:text-properties officeooo:rsid="00207608"/>
    </style:style>
    <style:style style:name="T14" style:family="text">
      <style:text-properties officeooo:rsid="00233bb9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tories:</text:p>
      <text:p text:style-name="P1"/>
      <text:p text:style-name="P9">CS4900</text:p>
      <text:p text:style-name="Standard"><text:span text:style-name="T1">Project: </text:span><text:span text:style-name="T2">Opentray</text:span></text:p>
      <text:p text:style-name="P9">Stories:</text:p>
      <text:p text:style-name="P9">Date: <text:span text:style-name="T14">01/27/2020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1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6"/>
      <text:p text:style-name="P7">Introduction:</text:p>
      <text:p text:style-name="P10"><text:tab/><text:span text:style-name="T8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Time to complete</text:p>
          </table:table-cell>
          <table:table-cell table:style-name="Table1.A1" office:value-type="string">
            <text:p text:style-name="P12">Risk 1-10</text:p>
          </table:table-cell>
          <table:table-cell table:style-name="Table1.A1" office:value-type="string">
            <text:p text:style-name="P12">Actual time</text:p>
          </table:table-cell>
          <table:table-cell table:style-name="Table1.E1" office:value-type="string">
            <text:p text:style-name="P12">% Complete</text:p>
          </table:table-cell>
        </table:table-row>
        <table:table-row table:style-name="Table1.1">
          <table:table-cell table:style-name="Table1.A1" office:value-type="string">
            <text:p text:style-name="P12">Story1</text:p>
          </table:table-cell>
          <table:table-cell table:style-name="Table1.A1" office:value-type="string">
            <text:p text:style-name="P13">2 hours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0 %</text:p>
          </table:table-cell>
        </table:table-row>
        <table:table-row table:style-name="Table1.1">
          <table:table-cell table:style-name="Table1.A1" office:value-type="string">
            <text:p text:style-name="P12">Story2</text:p>
          </table:table-cell>
          <table:table-cell table:style-name="Table1.A1" office:value-type="string">
            <text:p text:style-name="P13">1.5 hours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0 %</text:p>
          </table:table-cell>
        </table:table-row>
        <table:table-row table:style-name="Table1.1">
          <table:table-cell table:style-name="Table1.A1" office:value-type="string">
            <text:p text:style-name="P12">Story3</text:p>
          </table:table-cell>
          <table:table-cell table:style-name="Table1.A1" office:value-type="string">
            <text:p text:style-name="P13">1 hour</text:p>
          </table:table-cell>
          <table:table-cell table:style-name="Table1.A1" office:value-type="string">
            <text:p text:style-name="P13">2</text:p>
          </table:table-cell>
          <table:table-cell table:style-name="Table1.D4" office:value-type="float" office:value="3">
            <text:p text:style-name="P29">3</text:p>
          </table:table-cell>
          <table:table-cell table:style-name="Table1.E4" office:value-type="percentage" office:value="0.8">
            <text:p text:style-name="P13">80.00%</text:p>
          </table:table-cell>
        </table:table-row>
        <table:table-row table:style-name="Table1.1">
          <table:table-cell table:style-name="Table1.A1" office:value-type="string">
            <text:p text:style-name="P12">Story4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D4" office:value-type="float" office:value="2">
            <text:p text:style-name="P30">2</text:p>
          </table:table-cell>
          <table:table-cell table:style-name="Table1.E4" office:value-type="percentage" office:value="0.8">
            <text:p text:style-name="P13">80.00%</text:p>
          </table:table-cell>
        </table:table-row>
        <table:table-row table:style-name="Table1.1">
          <table:table-cell table:style-name="Table1.A1" office:value-type="string">
            <text:p text:style-name="P13">Story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3"><text:span text:style-name="T10">20</text:span> %</text:p>
          </table:table-cell>
        </table:table-row>
        <table:table-row table:style-name="Table1.1">
          <table:table-cell table:style-name="Table1.A12" office:value-type="string">
            <text:p text:style-name="P15">Story6</text:p>
          </table:table-cell>
          <table:table-cell table:style-name="Table1.B12" office:value-type="string">
            <text:p text:style-name="P15">0</text:p>
          </table:table-cell>
          <table:table-cell table:style-name="Table1.C12" office:value-type="string">
            <text:p text:style-name="P15">1</text:p>
          </table:table-cell>
          <table:table-cell table:style-name="Table1.D12" office:value-type="string">
            <text:p text:style-name="P15">0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9">7</text:span></text:p>
          </table:table-cell>
          <table:table-cell table:style-name="Table1.B12" office:value-type="string">
            <text:p text:style-name="P12">.<text:span text:style-name="T7">5</text:span></text:p>
          </table:table-cell>
          <table:table-cell table:style-name="Table1.C12" office:value-type="string">
            <text:p text:style-name="P14">1</text:p>
          </table:table-cell>
          <table:table-cell table:style-name="Table1.D12" office:value-type="string">
            <text:p text:style-name="P12">.<text:span text:style-name="T7">5</text:span></text:p>
          </table:table-cell>
          <table:table-cell table:style-name="Table1.E12" office:value-type="string">
            <text:p text:style-name="P14">10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9">8</text:span></text:p>
          </table:table-cell>
          <table:table-cell table:style-name="Table1.B12" office:value-type="string">
            <text:p text:style-name="P14">1</text:p>
          </table:table-cell>
          <table:table-cell table:style-name="Table1.C12" office:value-type="string">
            <text:p text:style-name="P14">7</text:p>
          </table:table-cell>
          <table:table-cell table:style-name="Table1.D12" office:value-type="string">
            <text:p text:style-name="P14">5</text:p>
          </table:table-cell>
          <table:table-cell table:style-name="Table1.E12" office:value-type="string">
            <text:p text:style-name="P14"><text:span text:style-name="T10">10</text:span>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9">9</text:span></text:p>
          </table:table-cell>
          <table:table-cell table:style-name="Table1.B12" office:value-type="string">
            <text:p text:style-name="P14">.5</text:p>
          </table:table-cell>
          <table:table-cell table:style-name="Table1.C12" office:value-type="string">
            <text:p text:style-name="P14">3</text:p>
          </table:table-cell>
          <table:table-cell table:style-name="Table1.D12" office:value-type="string">
            <text:p text:style-name="P14">3</text:p>
          </table:table-cell>
          <table:table-cell table:style-name="Table1.E12" office:value-type="string">
            <text:p text:style-name="P14">100%</text:p>
          </table:table-cell>
        </table:table-row>
        <table:table-row table:style-name="Table1.1">
          <table:table-cell table:style-name="Table1.A12" office:value-type="string">
            <text:p text:style-name="P14">Story<text:span text:style-name="T9">10</text:span></text:p>
          </table:table-cell>
          <table:table-cell table:style-name="Table1.B12" office:value-type="string">
            <text:p text:style-name="P14">5</text:p>
          </table:table-cell>
          <table:table-cell table:style-name="Table1.C12" office:value-type="string">
            <text:p text:style-name="P14">7</text:p>
          </table:table-cell>
          <table:table-cell table:style-name="Table1.D12" office:value-type="string">
            <text:p text:style-name="P14">6</text:p>
          </table:table-cell>
          <table:table-cell table:style-name="Table1.E12" office:value-type="string">
            <text:p text:style-name="P14">45%</text:p>
          </table:table-cell>
        </table:table-row>
        <table:table-row table:style-name="Table1.1">
          <table:table-cell table:style-name="Table1.A12" office:value-type="string">
            <text:p text:style-name="P12">Release <text:span text:style-name="T9">1</text:span></text:p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  <table:table-cell table:style-name="Table1.D12" office:value-type="string">
            <text:p text:style-name="P12"/>
          </table:table-cell>
          <table:table-cell table:style-name="Table1.E12" office:value-type="string">
            <text:p text:style-name="P12"/>
          </table:table-cell>
        </table:table-row>
      </table:table>
      <text:p text:style-name="P6"/>
      <text:p text:style-name="P9">Story1: <text:span text:style-name="T4">User accounting and access control</text:span></text:p>
      <text:list xml:id="list1180126059" text:style-name="List_20_1">
        <text:list-item>
          <text:p text:style-name="P20">Company IT will create and disable facility administrators accounts</text:p>
        </text:list-item>
        <text:list-item>
          <text:p text:style-name="P22">Facility dietary administrator create and block department employee accounts</text:p>
        </text:list-item>
        <text:list-item>
          <text:p text:style-name="P22"/>
        </text:list-item>
      </text:list>
      <text:p text:style-name="P8"/>
      <text:p text:style-name="P9">Story2: <text:span text:style-name="T4">Adding new residents &amp; removing residents who have left</text:span></text:p>
      <text:list xml:id="list155102852852546" text:continue-numbering="true" text:style-name="List_20_1">
        <text:list-item>
          <text:p text:style-name="P20">Local department administrator will add and deactivate resident profiles</text:p>
        </text:list-item>
        <text:list-item>
          <text:p text:style-name="P23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First &amp; Last name</text:p>
                        </text:list-item>
                        <text:list-item>
                          <text:p text:style-name="P24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Story3: <text:span text:style-name="T4">Updating resident preferences for foods, eating locations, and allergies.</text:span></text:p>
      <text:list xml:id="list155104164811733" text:continue-numbering="true" text:style-name="List_20_1">
        <text:list-item>
          <text:p text:style-name="P21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Dining location preferences</text:p>
                        </text:list-item>
                        <text:list-item>
                          <text:p text:style-name="P25">Food likes/dislikes</text:p>
                        </text:list-item>
                        <text:list-item>
                          <text:p text:style-name="P25">Texture likes/dislikes</text:p>
                        </text:list-item>
                        <text:list-item>
                          <text:p text:style-name="P25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9">Story4: <text:span text:style-name="T4">Storing resident information such as:</text:span></text:p>
      <text:list xml:id="list155103879343037" text:continue-numbering="true" text:style-name="List_20_1">
        <text:list-item>
          <text:p text:style-name="P26"><text:soft-page-break/>Names</text:p>
        </text:list-item>
        <text:list-item>
          <text:p text:style-name="P27">Room number</text:p>
        </text:list-item>
        <text:list-item>
          <text:p text:style-name="P27">Status</text:p>
        </text:list-item>
        <text:list-item>
          <text:p text:style-name="P27">Likes</text:p>
        </text:list-item>
        <text:list-item>
          <text:p text:style-name="P27">Dislikes</text:p>
        </text:list-item>
        <text:list-item>
          <text:p text:style-name="P27">allergies</text:p>
        </text:list-item>
        <text:list-item>
          <text:p text:style-name="P27">Dining location preferences ( room, dining room1, dining room2… when applicable) </text:p>
        </text:list-item>
      </text:list>
      <text:p text:style-name="P16"/>
      <text:p text:style-name="P16">Story5: Print tray cards for staff</text:p>
      <text:list xml:id="list155103754212170" text:continue-numbering="true" text:style-name="List_20_1">
        <text:list-item>
          <text:p text:style-name="P26">Bulk printing for all residents</text:p>
        </text:list-item>
        <text:list-item>
          <text:p text:style-name="P27">Printing for individual residents</text:p>
        </text:list-item>
      </text:list>
      <text:p text:style-name="P9"/>
      <text:p text:style-name="P4">Story6: <text:span text:style-name="T9">Migrating database over</text:span></text:p>
      <text:list xml:id="list155102977748750" text:continue-numbering="true" text:style-name="List_20_1">
        <text:list-item>
          <text:list>
            <text:list-item>
              <text:list>
                <text:list-item>
                  <text:p text:style-name="P19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4"/>
      <text:p text:style-name="P4"><text:span text:style-name="T9">Story7: </text:span>Run on local server running Ubuntu 18:04</text:p>
      <text:p text:style-name="P2"/>
      <text:p text:style-name="P3">Story<text:span text:style-name="T9">8</text:span>: <text:span text:style-name="T6">Development environment will be Laravel</text:span></text:p>
      <text:p text:style-name="P3"/>
      <text:p text:style-name="P5">Story<text:span text:style-name="T9">9</text:span>: Site will be hosted by Apache</text:p>
      <text:p text:style-name="P3"/>
      <text:p text:style-name="P5">Story<text:span text:style-name="T9">10</text:span>: System will have an install script to configure server and install software </text:p>
      <text:p text:style-name="P2"/>
      <text:p text:style-name="P5">Story1<text:span text:style-name="T9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20-01-27T15:51:02.047034517</dc:date>
    <meta:editing-cycles>26</meta:editing-cycles>
    <meta:editing-duration>PT42M14S</meta:editing-duration>
    <meta:generator>LibreOffice/6.0.7.3$Linux_X86_64 LibreOffice_project/00m0$Build-3</meta:generator>
    <meta:document-statistic meta:table-count="1" meta:image-count="0" meta:object-count="0" meta:page-count="2" meta:paragraph-count="94" meta:word-count="344" meta:character-count="2041" meta:non-whitespace-character-count="1803"/>
  </office:meta>
</office:document-meta>
</file>